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2">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80: job interrottto per politica stop</text:p>
      <text:p text:style-name="Text_20_body">90: inizio job di recupero</text:p>
      <text:p text:style-name="Text_20_body">100: fine job di recupero</text:p>
      <text:p text:style-name="Text_20_body"/>
      <text:p text:style-name="Text_20_body">Si può <text:s/>pensare che ad ogni schedulabile ed ogni risorsa viene associata una vera e propria c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text:soft-page-break/></text:p>
      <text:p text:style-name="Text_20_body">In seguito valuta se usare uno strinwriter solito o sfrtuttare uno delle zone peciali di <text:s/>memoria messe a disposizione dalla libreira di java realtime.</text:p>
      <text:p text:style-name="Text_20_body"/>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doJob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Esibisce anche il metodo doInterumpibleJobFor(log millis). Questo metodo non è identico a doJobFor, con la differenza che, quando viene eseguito può essere interrotto asincronicamente dal momento che può lanciare una AsynchronouslyInterruptedException. Ovviamente non è stato possibile chiamare il metodo doJobfor, anchcè ricopiare tutto il codice dal momento che se il metodo interrupt viene chiamato su un thread real time mentre questo sta eseguendodel codice ATC-deferred (ossia un metodo syncronized o che non dichiara di poter lanciare una AsynchronouslyInterruptedException) l'eccezione viene lanciata solo quando si esce dal metodo e si torna in un metodo interrompibile.</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text:soft-page-break/>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P2" text:outline-level="2">Gestione politica in caso di DeadlineMiss</text:h>
      <text:p text:style-name="P1">Quando un thread 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P1">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P1"><text:s/></text:p>
      <text:p text:style-name="P1"/>
      <text:h text:style-name="Heading_20_2" text:outline-level="2">Periodic Thread</text:h>
      <text:p text:style-name="Text_20_body">Classe che modella un generico thread periodico. Le sue proprietà sono:</text:p>
      <text:list xml:id="list36256515" text:style-name="L1">
        <text:list-item>
          <text:p text:style-name="P3">il log sul quale scrivere gli eventi che la riguardano</text:p>
        </text:list-item>
        <text:list-item>
          <text:p text:style-name="P3">il tempo di esecuzione di ciascun job</text:p>
        </text:list-item>
        <text:list-item>
          <text:p text:style-name="P3">il numero di iterazioni che deve fare (il numero di job)</text:p>
        </text:list-item>
        <text:list-item>
          <text:p text:style-name="P3">il numero dell'iterazione (del job) corrente</text:p>
        </text:list-item>
        <text:list-item>
          <text:p text:style-name="P3">il flag che indica se eseguire un job normale o di recupero ( inizializzato a false per indicare che, se non modificato da fonti esterne si esegue sempre un job normale)</text:p>
        </text:list-item>
        <text:list-item>
          <text:p text:style-name="P3"><text:soft-page-break/>il riferimento al gestore di release di recupero</text:p>
        </text:list-item>
      </text:list>
      <text:p text:style-name="Text_20_body"/>
      <text:p text:style-name="Text_20_body">La classe estende javax.realtime.RealTimeThread. La sua parte più significativa è il metodo run.</text:p>
      <text:p text:style-name="Text_20_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flag è false, si richiama il metodo opportuno del gestore (pendingReleaseJob), se questo è presente. Altrimenti si esegue il metodo doJob.</text:p>
      <text:p text:style-name="Text_20_body"/>
      <text:h text:style-name="Heading_20_2" text:outline-level="2">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l'esecuzione anomala fa una BusyWait pari al valore indicato; in caso contrario il tempo della busyWait è quello dell'esecuzione “normale”.</text:p>
      <text:h text:style-name="Heading_20_2" text:outline-level="2">InterrumpiblePeriodicThread</text:h>
      <text:p text:style-name="Text_20_body">Classe che estendePeriodicThread e che modella un thread periodico la cui esecuzione può essere interrotta. Ciò è fatto eseguendo, nel metodo do job, una busy wait interrompibile al posto di una “normale”. L'azione da esegure nel caso di interruzione, inserita nella catch della AsynchronouslyInterruptedException, si limita a fare la clear dell'eccezione ( necessaria per evitare che questa venga ulteriormente propagata) e a scrivere sul log che il job è stato interrotto.</text:p>
      <text:h text:style-name="Heading_20_2" text:outline-level="2">IpendingReleaseManager</text:h>
      <text:p text:style-name="Text_20_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_20_body"/>
      <text:p text:style-name="Text_20_body"/>
      <text:h text:style-name="Heading_20_2" text:outline-level="2">DeadlineMissedHandler</text:h>
      <text:p text:style-name="Text_20_body">La classe base che rappresenta l'handler <text:s/>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_20_body">Sonostati inseriti due metodi, GetPriority e setPriority, per rendere più comodo la gestione della priorità dell'handler. Questi due metodi lavorano con la priorità collegata ai priorityParamenters <text:soft-page-break/>associati all'handler</text:p>
      <text:p text:style-name="Text_20_body"/>
      <text:h text:style-name="Heading_20_2" text:outline-level="2">ASAPPolicyHandler</text:h>
      <text:p text:style-name="Text_20_body">Handler che permette di implementare la politica di default del sistema, ossia AsSoonAsPossible. </text:p>
      <text:p text:style-name="Text_20_body">Al suo interno ha un contatore dei job da recuperare. Ad ogni deadline missed viene incrementato, ad ogni esecuzione di un job di recupero viene decrementato.</text:p>
      <text:h text:style-name="Heading_20_2" text:outline-level="2">SkipPolicyHandler</text:h>
      <text:p text:style-name="Text_20_body">Questo gestore di deadlineMissed estende la classe deadlineMissedHandler illustrata in precedenza. </text:p>
      <text:p text:style-name="Text_20_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_20_body">Dualmente, il metodo doPendingJob, oltre a scrivere sul log che si è saltato il job, decrementa il contatore dei job da saltare e, se questo è arrivato a zero imposta il flag pendingMode del thread controllato a false.</text:p>
      <text:h text:style-name="Heading_20_2" text:outline-level="2">StopPolicyHandler</text:h>
      <text:p text:style-name="Text_20_body">La classe stopPolicyHandler modella la plitica di gestione dei deadline miss secondo la quale, quando un job viola la sua deadline, questo debba essere interrotto. Perchè ciò sia possibile occorre che il thread controllato possa ricevere un'interruzione dall'handler quando quest'ultimo viene invocato dal sistema in occasione del deadline miss. Occorre, quindi che il thread controllato da questo tipo di handler sia un InterrumpiblePeriodicThread. A tale scopo si sono modificati sia il costruttore, sia la prioprietà controlledThread al fine di supportare solo un <text:s/>Interrumpible<text:bookmark-start text:name="__DdeLink__197_161579058"/>PeriodicThread<text:bookmark-end text:name="__DdeLink__197_161579058"/> e non il generico PeriodicThread.Il metodo handleAsyncEvent, oltre a registrare sul log la violazione della deadline, intrrompe il lavoro del thread invocando <text:s/>metodo interrupt del thread controllato, che sta eseguendo una busyWait Interrompibile. Questo causa l'interruzione del job. Occorre, infine rischedulare il thread affinchè il nuovo job possa partire.</text:p>
      <text:p text:style-name="Text_20_body"/>
      <text:h text:style-name="Heading_20_2" text:outline-level="2">Possibili miglioramenti</text:h>
      <text:list xml:id="list36275751" text:style-name="L2">
        <text:list-item>
          <text:p text:style-name="P4">Si potrebbe inserire un altro momento in cui controllare l'esecuzione del thread: appena prima di terminare il job. Attualemente non ce ne è bisogno, ma in teoria si potrebbe utilizzare un flag apposito, o lo stesso pendingMode, per decidere se eseguire o meno un metodo tipo doPendingJob deputato a contenere la logica da eseguire al termine del job che ha sforato la deadline.</text:p>
        </text:list-item>
        <text:list-item>
          <text:p text:style-name="P4">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4">Potrei prevedere di iserire nel modulo di logging dei messaggi per diversificare l'inizio e la fine di un job normale rispetto all'inizio ed alla fine di un job di recupero.</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20T16:33:55</dc:date>
    <dc:creator>Marco Nanni</dc:creator>
    <meta:editing-duration>PT13H43M16S</meta:editing-duration>
    <meta:editing-cycles>75</meta:editing-cycles>
    <meta:generator>OpenOffice.org/3.3$Solaris_x86 OpenOffice.org_project/330m20$Build-9567</meta:generator>
    <meta:document-statistic meta:table-count="0" meta:image-count="0" meta:object-count="0" meta:page-count="5" meta:paragraph-count="79" meta:word-count="2086" meta:character-count="13459"/>
  </office:meta>
</office:document-meta>
</file>